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7.112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-MOTOR_BLOCKED (0x01)</text:p>
          </table:table-cell>
          <table:table-cell office:value-type="string" table:style-name="ce1">
            <text:p>Moteur horizont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-MOTOR_BLOCKED (0x02)</text:p>
          </table:table-cell>
          <table:table-cell office:value-type="string" table:style-name="ce1">
            <text:p>Moteur vertic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BLOCKED (0x04)</text:p>
          </table:table-cell>
          <table:table-cell office:value-type="string" table:style-name="ce1">
            <text:p>Un des AX12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'angle donné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cube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MMUNICATION_ERR (0x100)</text:p>
          </table:table-cell>
          <table:table-cell office:value-type="string" table:style-name="ce1">
            <text:p>La communication interne du LL est défaillan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UBE_MISSED (0x200)</text:p>
          </table:table-cell>
          <table:table-cell office:value-type="string" table:style-name="ce1">
            <text:p>Le cube n'est pas détecté dans la pince après une opération de préhens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4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DEPLOY_SIDE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, permettant les déplacement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_S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placé proche de l'ange donné., le capteur servira à repérer sa position exac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à la position donnée (option la plus rapid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INSIDE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d'un cube dans la zone de stockage interne (présuppose qu'un cube soit pris dans la pinc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TOP</text:p>
          </table:table-cell>
          <table:table-cell office:value-type="string" table:style-name="ce1">
            <text:p>0x28</text:p>
          </table:table-cell>
          <table:table-cell office:value-type="string" table:style-name="ce1">
            <text:p>DEPLOY_SIDE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lacement du cube au dessus de la tête pour se déplacer tout en gardant le cube dans la pi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FROM_STORAGE</text:p>
          </table:table-cell>
          <table:table-cell office:value-type="string" table:style-name="ce1">
            <text:p>0x29</text:p>
          </table:table-cell>
          <table:table-cell office:value-type="string" table:style-name="ce1">
            <text:p>DEPLOY_SIDE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u cube présent dans la zone de stock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_S</text:p>
          </table:table-cell>
          <table:table-cell office:value-type="string" table:style-name="ce1">
            <text:p>0x2A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, en utilisant les capte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</text:p>
          </table:table-cell>
          <table:table-cell office:value-type="string" table:style-name="ce1">
            <text:p>0x2B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TO</text:p>
          </table:table-cell>
          <table:table-cell office:value-type="string" table:style-name="ce1">
            <text:p>0x2C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onne directement une consigne de positionnement au b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P</text:p>
          </table:table-cell>
          <table:table-cell office:value-type="string" table:style-name="ce1">
            <text:p>0x2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s mouvements du b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SH_BUTTON</text:p>
          </table:table-cell>
          <table:table-cell office:value-type="string" table:style-name="ce1">
            <text:p>0x2E</text:p>
          </table:table-cell>
          <table:table-cell office:value-type="string" table:style-name="ce1">
            <text:p>ANGLE_V (float), DEPLOY_SIDE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ousse le bout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SH_BEE</text:p>
          </table:table-cell>
          <table:table-cell office:value-type="string" table:style-name="ce1">
            <text:p>0x2F</text:p>
          </table:table-cell>
          <table:table-cell office:value-type="string" table:style-name="ce1">
            <text:p>ANGLE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ousse l'abeil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_FROM_HUMAN</text:p>
          </table:table-cell>
          <table:table-cell office:value-type="string" table:style-name="ce1">
            <text:p>0x30</text:p>
          </table:table-cell>
          <table:table-cell office:value-type="string" table:style-name="ce1">
            <text:p>DEPLOY_SIDE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ends un cube des mains d'un pauvre humain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ENSORS_ANGLES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LEFT_ANGLE (float), RIGHT_ANGL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ngle des XL320 sur lesquels sont montés les capteurs longue port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ARM_POSITION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Retourne la position du bra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NITORED_MOTOR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3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5-08T16:52:26Z</dc:date>
    <meta:editing-cycles>11</meta:editing-cycles>
    <meta:editing-duration>PT6224S</meta:editing-duration>
  </office:meta>
</office:document-meta>
</file>